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1 k140 Line 5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156" calcext:value-type="percentage">
            <text:p>0.16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58" calcext:value-type="percentage">
            <text:p>0.58%</text:p>
          </table:table-cell>
          <table:table-cell table:style-name="ce3" office:value-type="percentage" office:value="0.0065" calcext:value-type="percentage">
            <text:p>0.65%</text:p>
          </table:table-cell>
          <table:table-cell table:style-name="ce3"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1057" calcext:value-type="percentage">
            <text:p>1.06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246" calcext:value-type="percentage">
            <text:p>2.25%</text:p>
          </table:table-cell>
          <table:table-cell office:value-type="percentage" office:value="0.00127" calcext:value-type="percentage">
            <text:p>0.13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45" calcext:value-type="percentage">
            <text:p>0.45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1" calcext:value-type="percentage">
            <text:p>0.1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1:38:04.669929007</meta:creation-date>
    <dc:date>2020-04-19T21:51:12.025376736</dc:date>
    <meta:editing-duration>PT2M28S</meta:editing-duration>
    <meta:editing-cycles>1</meta:editing-cycles>
    <meta:document-statistic meta:table-count="1" meta:cell-count="29" meta:object-count="0"/>
    <meta:generator>LibreOffice/6.3.5.2$Linux_X86_64 LibreOffice_project/30$Build-2</meta:generator>
  </office:meta>
</office:document-meta>
</file>